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1861in" table:align="left"/>
    </style:style>
    <style:style style:name="Table1.A" style:family="table-column">
      <style:table-column-properties style:column-width="1.084in"/>
    </style:style>
    <style:style style:name="Table1.B" style:family="table-column">
      <style:table-column-properties style:column-width="3.102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ดีมากครับที่ถาม! 🔐<text:line-break/>ใน <text:span text:style-name="Source_20_Text">.env</text:span> ที่คุณเขียนไว้:</text:p>
      <text:p text:style-name="P1"><text:span text:style-name="Source_20_Text">JWT_SECRET=mySuperSecretKey</text:span></text:p>
      <text:p text:style-name="Text_20_body">ตัวแปร <text:span text:style-name="Source_20_Text">JWT_SECRET</text:span> คือ <text:span text:style-name="Strong_20_Emphasis">“กุญแจลับ” (secret key)</text:span> ที่ใช้ในการ:</text:p>
      <text:list text:style-name="L1">
        <text:list-item>
          <text:p text:style-name="P2"><text:span text:style-name="Strong_20_Emphasis">สร้าง (sign) JWT token</text:span></text:p>
        </text:list-item>
        <text:list-item>
          <text:p text:style-name="P2">และ <text:span text:style-name="Strong_20_Emphasis">ตรวจสอบ (verify)</text:span> JWT token ว่า <text:span text:style-name="Strong_20_Emphasis">ถูกต้อง</text:span> และ <text:span text:style-name="Strong_20_Emphasis">ไม่ถูกปลอมแปลง</text:span></text:p>
        </text:list-item>
      </text:list>
      <text:p text:style-name="Horizontal_20_Line"/>
      <text:h text:style-name="Heading_20_2" text:outline-level="2">🔐 แล้ว <text:span text:style-name="Source_20_Text">mySuperSecretKey</text:span> ควรเป็นอะไร?</text:h>
      <text:p text:style-name="Text_20_body">จริง ๆ แล้ว <text:span text:style-name="Source_20_Text">"mySuperSecretKey"</text:span> เป็นแค่ <text:span text:style-name="Strong_20_Emphasis">ตัวอย่างเท่านั้น</text:span><text:line-break/>ในระบบจริงควรเป็น <text:span text:style-name="Strong_20_Emphasis">ข้อความลับที่เดายากมาก</text:span> เช่น:</text:p>
      <text:list text:style-name="L2">
        <text:list-item>
          <text:p text:style-name="P3">string ยาว ๆ 32–64+ ตัวอักษร</text:p>
        </text:list-item>
        <text:list-item>
          <text:p text:style-name="P3">ผสมตัวอักษรเล็กใหญ่, ตัวเลข, สัญลักษณ์</text:p>
        </text:list-item>
      </text:list>
      <text:h text:style-name="Heading_20_3" text:outline-level="3">ตัวอย่างที่ดี:</text:h>
      <text:p text:style-name="P1"><text:span text:style-name="Source_20_Text">JWT_SECRET=Jh72vNcm4F@k#Wsdn9*Lm3qZ!2024a5Gpb7z</text:span></text:p>
      <text:p text:style-name="Horizontal_20_Line"/>
      <text:h text:style-name="Heading_20_2" text:outline-level="2">🛡️ ทำไมต้องเป็น secret ที่แข็งแรง?</text:h>
      <text:p text:style-name="Text_20_body">เพราะถ้าใครรู้ <text:span text:style-name="Source_20_Text">JWT_SECRET</text:span>:</text:p>
      <text:list text:style-name="L3">
        <text:list-item>
          <text:p text:style-name="P4">เขาสามารถสร้าง JWT ปลอมที่มี role = admin ได้เลย ✅</text:p>
        </text:list-item>
        <text:list-item>
          <text:p text:style-name="P4">จึงถือว่าเป็นข้อมูล <text:span text:style-name="Strong_20_Emphasis">ความลับระดับสูงสุด</text:span></text:p>
        </text:list-item>
      </text:list>
      <text:p text:style-name="Horizontal_20_Line"/>
      <text:h text:style-name="Heading_20_2" text:outline-level="2">🛠️ วิธีสร้าง secret ที่ดี</text:h>
      <text:h text:style-name="Heading_20_3" text:outline-level="3">วิธี 1: ใช้ command line สร้าง</text:h>
      <text:p text:style-name="P1"><text:span text:style-name="Source_20_Text">openssl rand -base64 64</text:span></text:p>
      <text:p text:style-name="Text_20_body">หรือถ้าไม่มี <text:span text:style-name="Source_20_Text">openssl</text:span> ใช้ Node ก็ได้:</text:p>
      <text:p text:style-name="P1"><text:span text:style-name="Source_20_Text">node -e "console.log(require('crypto').randomBytes(64).toString('hex'))"</text:span></text:p>
      <text:h text:style-name="Heading_20_3" text:outline-level="3">ผลลัพธ์ (ตัวอย่าง):</text:h>
      <text:p text:style-name="P1"><text:span text:style-name="Source_20_Text">b347a3940937e218fe70df6b8e0e297c... (ยาวมาก)</text:span></text:p>
      <text:p text:style-name="Text_20_body"><text:soft-page-break/>แล้วนำไปวางใน <text:span text:style-name="Source_20_Text">.env</text:span> แบบนี้:</text:p>
      <text:p text:style-name="P1"><text:span text:style-name="Source_20_Text">JWT_SECRET=b347a3940937e218fe70df6b8e0e297c...</text:span></text:p>
      <text:p text:style-name="Horizontal_20_Line"/>
      <text:h text:style-name="Heading_20_2" text:outline-level="2">❗ หมายเหตุสำคัญ</text:h>
      <text:list text:style-name="L4">
        <text:list-item>
          <text:p text:style-name="P5"><text:span text:style-name="Source_20_Text">.env</text:span> <text:span text:style-name="Strong_20_Emphasis">ไม่ควร push ขึ้น Git</text:span> → ใส่ไว้ใน <text:span text:style-name="Source_20_Text">.gitignore</text:span></text:p>
        </text:list-item>
        <text:list-item>
          <text:p text:style-name="P5">ระบบจริงควรใช้ <text:span text:style-name="Source_20_Text">.env</text:span> ที่แตกต่างกันระหว่าง dev/staging/prod</text:p>
        </text:list-item>
      </text:list>
      <text:p text:style-name="Horizontal_20_Line"/>
      <text:h text:style-name="Heading_20_2" text:outline-level="2">✅ สรุป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เรื่อง</text:p>
            </table:table-cell>
            <table:table-cell table:style-name="Table1.A1" office:value-type="string">
              <text:p text:style-name="Table_20_Heading">คำอธิบาย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JWT_SECRET</text:span></text:p>
          </table:table-cell>
          <table:table-cell table:style-name="Table1.A1" office:value-type="string">
            <text:p text:style-name="Table_20_Contents">ใช้สร้าง/ตรวจสอบ JWT</text:p>
          </table:table-cell>
        </table:table-row>
        <table:table-row>
          <table:table-cell table:style-name="Table1.A1" office:value-type="string">
            <text:p text:style-name="Table_20_Contents">ค่า</text:p>
          </table:table-cell>
          <table:table-cell table:style-name="Table1.A1" office:value-type="string">
            <text:p text:style-name="Table_20_Contents">ควรเป็นข้อความลับ ยาว และเดายาก</text:p>
          </table:table-cell>
        </table:table-row>
        <table:table-row>
          <table:table-cell table:style-name="Table1.A1" office:value-type="string">
            <text:p text:style-name="Table_20_Contents">ใช้สร้าง</text:p>
          </table:table-cell>
          <table:table-cell table:style-name="Table1.A1" office:value-type="string">
            <text:p text:style-name="Table_20_Contents">ใช้ <text:span text:style-name="Source_20_Text">openssl</text:span> หรือ <text:span text:style-name="Source_20_Text">crypto</text:span> ใน Node</text:p>
          </table:table-cell>
        </table:table-row>
        <table:table-row>
          <table:table-cell table:style-name="Table1.A1" office:value-type="string">
            <text:p text:style-name="Table_20_Contents">ห้าม</text:p>
          </table:table-cell>
          <table:table-cell table:style-name="Table1.A1" office:value-type="string">
            <text:p text:style-name="Table_20_Contents">ห้าม hardcode secret ในโค้ด หรือ push ขึ้น Git</text:p>
          </table:table-cell>
        </table:table-row>
      </table:table>
      <text:p text:style-name="Text_20_body">หากคุณต้องการ ผมสามารถช่วย generate ให้ หรือแนะนำวิธีแยก <text:span text:style-name="Source_20_Text">.env</text:span> ตาม environment (<text:span text:style-name="Source_20_Text">.env.dev</text:span>, <text:span text:style-name="Source_20_Text">.env.prod</text:span>) ก็ได้นะครับ 🙌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3T23:39:29.550206500</meta:creation-date>
    <dc:date>2025-06-23T23:39:30.793405800</dc:date>
    <meta:editing-duration>PT1S</meta:editing-duration>
    <meta:editing-cycles>1</meta:editing-cycles>
    <meta:document-statistic meta:table-count="1" meta:image-count="0" meta:object-count="0" meta:page-count="2" meta:paragraph-count="39" meta:word-count="613" meta:character-count="1204" meta:non-whitespace-character-count="1100"/>
    <meta:generator>LibreOffice/25.2.4.3$Windows_X86_64 LibreOffice_project/33e196637044ead23f5c3226cde09b47731f7e27</meta:generator>
  </office:meta>
</office:document-meta>
</file>